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cc00"/>
    </style:style>
    <style:style style:name="P4" style:family="paragraph" style:parent-style-name="Standard">
      <style:text-properties fo:background-color="#ff3333"/>
    </style:style>
    <style:style style:name="P5" style:family="paragraph" style:parent-style-name="Standard">
      <style:text-properties fo:background-color="#ffff00"/>
    </style:style>
    <style:style style:name="P6" style:family="paragraph" style:parent-style-name="Standard">
      <style:text-properties fo:background-color="transparen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none"/>
    </style:style>
    <style:style style:name="T4" style:family="text">
      <style:text-properties fo:language="en" fo:country="none" fo:background-color="#9900ff"/>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 Geo Moos Paper Draft</text:p>
      <text:p text:style-name="Standard"/>
      <text:p text:style-name="Standard">Wie Kluge immer saget „Eine Geschichte schreiben“</text:p>
      <text:p text:style-name="Standard">Von den Überlegungen (Hypothesen) „unterschiedliche Moose in unterschiedlichen Waldtypen, über die Feldaufnahme (mit nested plot design) und den ergebnissen, zu der erkenntnis, dass es eine ordnung nach substrat mit einem gradienten gibt. Die „Story“ dabei als roten Faden verwenden. Vom Aufbau des Papers her an Geomorph orientieren. Der Harnischmacher hat jedes einzelne Wort gelesen und ein Super feedback gegeben, bis auch das fehlen der „Stand der Forschung“ war der Articel super!</text:p>
      <text:p text:style-name="Standard"/>
      <text:p text:style-name="P3">Infos, die während der arbeiten aufgefallen sind</text:p>
      <text:p text:style-name="Standard"/>
      <text:p text:style-name="P1">Abstract</text:p>
      <text:p text:style-name="Standard">- am ende schrieben, als kurzfassung des papers</text:p>
      <text:p text:style-name="Standard"/>
      <text:p text:style-name="P1">1. Einleitung</text:p>
      <text:p text:style-name="Standard"/>
      <text:p text:style-name="Standard">- kurz warum Moose allgemein interessant ist, „was bringt unsere untersuchung für die forshcung?“</text:p>
      <text:p text:style-name="Standard">- Untersuchung mit „nested plot design“</text:p>
      <text:p text:style-name="Standard">- Stand der Forschung (hier va bzgl des aufnahme designs) „gibts sowas shcon, wie machen das andere, was ist bei uns neu?</text:p>
      <text:p text:style-name="Standard">- Hypothesen</text:p>
      <text:p text:style-name="Standard"><text:tab/>- ähnliche Moosgesellschaften nach Waldtyp</text:p>
      <text:p text:style-name="Standard"><text:tab/>- <text:s/>abhänigkeit der gesellshcaften von Substart</text:p>
      <text:p text:style-name="Standard">- Ähnliche Epithyten nach Baumart (Nadel vs Laub)</text:p>
      <text:p text:style-name="Standard"/>
      <text:p text:style-name="P1">2. Daten und Methode</text:p>
      <text:p text:style-name="Standard"/>
      <text:p text:style-name="P2">2.1. Untersuchungsgebiet</text:p>
      <text:p text:style-name="Standard">- wie Chris bei GIS bemkerte „keine Beschreibung des Gebites mit hessische Mittelgebrigswälder“ nur kurz den Ort, was daran besonders ist (uni forst)</text:p>
      <text:p text:style-name="Standard">- Karte mit Waldtypen, Übersichtskarte mit vorortung in Hessen)</text:p>
      <text:p text:style-name="Standard"/>
      <text:p text:style-name="P2">2.2 Datenaufnahme</text:p>
      <text:p text:style-name="Standard">- Vorgehen im Gelände, wo waren wir, warum, was haben wir gemacht?</text:p>
      <text:p text:style-name="Standard">- nested design mit Substart plots innerhalb Hauptplot ← Vorteil geringere Subjektivität bei auswahl standort</text:p>
      <text:p text:style-name="Standard">- Auswahl der Hauptplots (mehrere pro Waldart)</text:p>
      <text:p text:style-name="Standard">- Substratplots einzeln beschreiben</text:p>
      <text:p text:style-name="Standard"/>
      <text:p text:style-name="P2">2.2.1 Soil</text:p>
      <text:p text:style-name="Standard">- Deckung bezüglich gesamtfläche Hauptplot, um Rasen von Rhy squ Zb gegeüber Laubwald untershcieden zu können. Bei relativ zu Soilfläche, würde große Rasen genau so 5 bekommen wie poly fer auf einem kkeinen erdwall, wenn es da dominat ist. Das ist hier wichitg zu erklren</text:p>
      <text:p text:style-name="P2">2.2.2 Deadwood</text:p>
      <text:p text:style-name="Standard">- Deckung relaiv zu akkumulierter Gesamtbedeckung aller Deadwoodstanorte im Hauptplot</text:p>
      <text:p text:style-name="P2">2.2.3 Epityh</text:p>
      <text:p text:style-name="Standard">- nach Baumart, alle Baumarten innerhalb hauptplot</text:p>
      <text:p text:style-name="Standard">- bei vielen Baumen innerhalb einer Baumart, auswahl von representativen</text:p>
      <text:p text:style-name="Standard">- Deckung als Durchschnitt aller (ausgewählten) Bäume innerhalb hauptplot, PRO LEVEL!</text:p>
      <text:p text:style-name="Standard"><text:span text:style-name="T1">2.2.4 geplante aber nicht durchgeführt</text:span>, bzw zu wneig gefunden (brauchen wir das?)</text:p>
      <text:p text:style-name="Standard"><text:soft-page-break/>- geplante Rock, Riverbank (nach feuchte)</text:p>
      <text:p text:style-name="Standard"/>
      <text:p text:style-name="P2">2? Aufnahme bogen und aufgenommene Umweltparameter</text:p>
      <text:p text:style-name="P2"/>
      <text:p text:style-name="P2">2.3 datenauswertung</text:p>
      <text:p text:style-name="Standard"/>
      <text:p text:style-name="Standard">datensatz original</text:p>
      <text:p text:style-name="Standard">- welche probleme werden im preprocessing gelöst?</text:p>
      <text:p text:style-name="Standard"/>
      <text:p text:style-name="Standard">Basic stats</text:p>
      <text:p text:style-name="Standard">- <text:s/>verwendet auch cover and occurance privots bereinig mit BB in numeric</text:p>
      <text:p text:style-name="Standard">MVS</text:p>
      <text:p text:style-name="Standard">- cover and occurance privots bereinig mit BB in numeric</text:p>
      <text:p text:style-name="Standard">cortest</text:p>
      <text:p text:style-name="Standard">- nur MP cov and oc</text:p>
      <text:p text:style-name="Standard">cortest tree</text:p>
      <text:p text:style-name="Standard">cleanen</text:p>
      <text:p text:style-name="Standard"/>
      <text:p text:style-name="Standard">preprocessing baut also:</text:p>
      <text:p text:style-name="Standard"/>
      <text:p text:style-name="Standard">cover and occur für alle typen (für MVS und basics)</text:p>
      <text:p text:style-name="Standard">für cortest noch die main data</text:p>
      <text:p text:style-name="Standard">für treecortest die treelevel</text:p>
      <text:p text:style-name="Standard"/>
      <text:p text:style-name="Standard">XX. Data analysis</text:p>
      <text:p text:style-name="Standard">XX. Data preprocessing</text:p>
      <text:p text:style-name="Standard"/>
      <text:p text:style-name="P5">Unklar ob das digitalisieren hier beschrieben wird oder am ende von „Fieldwork“</text:p>
      <text:p text:style-name="P6">davon ausgehend, dass „data_clean“ vorliegt</text:p>
      <text:p text:style-name="P6"/>
      <text:p text:style-name="P6">„Data clean“ digitalisieren, eine zeile pro moos mit subplot lvel etc infos. Namesn für die tableen zum untershcieden.</text:p>
      <text:p text:style-name="P6"/>
      <text:p text:style-name="Standard"><text:span text:style-name="T2">First the collected data for every subplots (soil,deadwood,epythyt) is digitilise in a single table (main species table) with entrys for the subplot ID, the </text:span><text:span text:style-name="T3">appropriate mainplot ID and the moos ID. For epityhts further the level and tree species it occures on. Within this table a single moos species can occour several times on a mainplot (eg on soil and on deadwood) and on several level on different treespecies. Additionally a second table is digitalises containin the infomaration for the mainplot like the coordinates and the coverage of tree,- scrub,- and herb-layers (mainplot data).</text:span></text:p>
      <text:p text:style-name="Standard"><text:span text:style-name="T3"/></text:p>
      <text:p text:style-name="Standard"><text:span text:style-name="T3"/></text:p>
      <text:p text:style-name="Standard"><text:span text:style-name="T3">For further analysis the main species table is edited to ensure there are no missing data due to the fieldwork. It is possible that the cover for a species is missing when it was found within a moos sample and not collected on the plot elsewehere. To avoid an information loss this species all get the same value for cover instead of deleting the species. Assuming that with higher coverages the species would be collected elesewerhere on the plot and to reduce a possible manipulation we assign an “r” to those species. Any moos species with missing name entrys will be deleted if we are not able to reprdouce the infoemation. </text:span></text:p>
      <text:p text:style-name="Standard"><text:span text:style-name="T3"/></text:p>
      <text:p text:style-name="Standard"><text:span text:style-name="T3">To make mathematical operations possible the Braun-Blanque scale for the coverage is translated into numeric values. </text:span><text:span text:style-name="T4">We need numeric vlaues for the coverage to use multivarinat statistical tool (eg an ordination). Therefore</text:span><text:span text:style-name="T3"> We assigned the mean procentual value from the Braun-Blanque scale as </text:span><text:soft-page-break/><text:span text:style-name="T3">the numeric mean value (see fig.XX).</text:span></text:p>
      <text:p text:style-name="Standard"><text:span text:style-name="T3"/></text:p>
      <table:table table:name="Tabelle1" table:style-name="Tabelle1">
        <table:table-column table:style-name="Tabelle1.A" table:number-columns-repeated="3"/>
        <table:table-row>
          <table:table-cell table:style-name="Tabelle1.A1" office:value-type="string">
            <text:p text:style-name="Table_20_Contents">Bran-Blanquet scale</text:p>
          </table:table-cell>
          <table:table-cell table:style-name="Tabelle1.A1" office:value-type="string">
            <text:p text:style-name="Table_20_Contents">cover</text:p>
          </table:table-cell>
          <table:table-cell table:style-name="Tabelle1.C1" office:value-type="string">
            <text:p text:style-name="Table_20_Contents">Numeric mean</text:p>
          </table:table-cell>
        </table:table-row>
        <table:table-row>
          <table:table-cell table:style-name="Tabelle1.A2" office:value-type="string">
            <text:p text:style-name="Table_20_Contents">r</text:p>
          </table:table-cell>
          <table:table-cell table:style-name="Tabelle1.A2" office:value-type="string">
            <text:p text:style-name="Table_20_Contents">Far less than 1 %</text:p>
          </table:table-cell>
          <table:table-cell table:style-name="Tabelle1.C2" office:value-type="string">
            <text:p text:style-name="Table_20_Contents">0,1</text:p>
          </table:table-cell>
        </table:table-row>
        <table:table-row>
          <table:table-cell table:style-name="Tabelle1.A2" office:value-type="string">
            <text:p text:style-name="Table_20_Contents">+</text:p>
          </table:table-cell>
          <table:table-cell table:style-name="Tabelle1.A2" office:value-type="string">
            <text:p text:style-name="Table_20_Contents">Less than 1%</text:p>
          </table:table-cell>
          <table:table-cell table:style-name="Tabelle1.C2" office:value-type="string">
            <text:p text:style-name="Table_20_Contents">0,5</text:p>
          </table:table-cell>
        </table:table-row>
        <table:table-row>
          <table:table-cell table:style-name="Tabelle1.A2" office:value-type="string">
            <text:p text:style-name="Table_20_Contents">1</text:p>
          </table:table-cell>
          <table:table-cell table:style-name="Tabelle1.A2" office:value-type="string">
            <text:p text:style-name="Table_20_Contents">Less than 5%</text:p>
          </table:table-cell>
          <table:table-cell table:style-name="Tabelle1.C2" office:value-type="string">
            <text:p text:style-name="Table_20_Contents">2,5</text:p>
          </table:table-cell>
        </table:table-row>
        <table:table-row>
          <table:table-cell table:style-name="Tabelle1.A2" office:value-type="string">
            <text:p text:style-name="Table_20_Contents">2</text:p>
          </table:table-cell>
          <table:table-cell table:style-name="Tabelle1.A2" office:value-type="string">
            <text:p text:style-name="Table_20_Contents">5-25 %</text:p>
          </table:table-cell>
          <table:table-cell table:style-name="Tabelle1.C2" office:value-type="string">
            <text:p text:style-name="Table_20_Contents">15</text:p>
          </table:table-cell>
        </table:table-row>
        <table:table-row>
          <table:table-cell table:style-name="Tabelle1.A2" office:value-type="string">
            <text:p text:style-name="Table_20_Contents">3</text:p>
          </table:table-cell>
          <table:table-cell table:style-name="Tabelle1.A2" office:value-type="string">
            <text:p text:style-name="Table_20_Contents">25-50 %</text:p>
          </table:table-cell>
          <table:table-cell table:style-name="Tabelle1.C2" office:value-type="string">
            <text:p text:style-name="Table_20_Contents">37,5</text:p>
          </table:table-cell>
        </table:table-row>
        <table:table-row>
          <table:table-cell table:style-name="Tabelle1.A2" office:value-type="string">
            <text:p text:style-name="Table_20_Contents">4</text:p>
          </table:table-cell>
          <table:table-cell table:style-name="Tabelle1.A2" office:value-type="string">
            <text:p text:style-name="Table_20_Contents">50-75 %</text:p>
          </table:table-cell>
          <table:table-cell table:style-name="Tabelle1.C2" office:value-type="string">
            <text:p text:style-name="Table_20_Contents">62,5</text:p>
          </table:table-cell>
        </table:table-row>
        <table:table-row>
          <table:table-cell table:style-name="Tabelle1.A2" office:value-type="string">
            <text:p text:style-name="Table_20_Contents">5</text:p>
          </table:table-cell>
          <table:table-cell table:style-name="Tabelle1.A2" office:value-type="string">
            <text:p text:style-name="Table_20_Contents">75-100 %</text:p>
          </table:table-cell>
          <table:table-cell table:style-name="Tabelle1.C2" office:value-type="string">
            <text:p text:style-name="Table_20_Contents">87,5</text:p>
          </table:table-cell>
        </table:table-row>
      </table:table>
      <text:p text:style-name="Standard"><text:span text:style-name="T3"/></text:p>
      <text:p text:style-name="P6">####### <text:s text:c="5"/>(enthält alles aus dem schritt R-preprocessing) ################################</text:p>
      <text:p text:style-name="P6"/>
      <text:p text:style-name="Standard">To get infromation about the occurance and coberage on the different substrates and to compare the mainplots we need to handle moos that occured multiple on a plot. Therefore we compute </text:p>
      <text:p text:style-name="Standard"/>
      <text:p text:style-name="Standard">To compare the species occurance and coverage by Department and substrate we need to compute several datasets and handle the moos species that occure multiple times. To compare the mainplots we compute a new dataset by accumulation of the subplots. First all epithy plots are accumulated with the mean value of coverage for every species. Than the subplots are accumulated in the same way to generate mean coverage values for every moos species.</text:p>
      <text:p text:style-name="Standard"/>
      <text:p text:style-name="Standard">Hier bescchreiben, wieso und wie die plots zusammengereht net werden</text:p>
      <text:p text:style-name="Standard">######### (enthält generate-Privots) ################################################# </text:p>
      <text:p text:style-name="Standard"/>
      <text:p text:style-name="Standard"/>
      <text:p text:style-name="P2">2.3.1 Data-Preprocessing</text:p>
      <text:p text:style-name="Standard"/>
      <text:p text:style-name="Standard">- aufbereiten der Datensätze</text:p>
      <text:p text:style-name="Standard">- umgang mit NA nodata beschreiben</text:p>
      <text:p text:style-name="P3">- wenn im Gelände nicht entdecktes moos (also zusätzlich in einer tüte) wird gleichermassen „r“ vergeben.</text:p>
      <text:p text:style-name="Standard">- WICHTIG umwandel der BB scale in Numeric !</text:p>
      <text:p text:style-name="P3">- ausgabe der privottabellen mit bb scale kommt von mean werten</text:p>
      <text:p text:style-name="Standard"/>
      <text:p text:style-name="Standard"/>
      <text:p text:style-name="P2">2.3.2 Basic statistiks (noch anderen anmen)</text:p>
      <text:p text:style-name="Standard"/>
      <text:p text:style-name="Standard">was hab ich hier gemacht?</text:p>
      <text:p text:style-name="Standard">Aus den bereinigten und akkumulierten datensätzen privots gemacht.</text:p>
      <text:p text:style-name="Standard">Aus den privots das austreten von arten erfasst und in verhäktnis zu der anzahl der plots gesetzte (in %)</text:p>
      <text:p text:style-name="Standard"/>
      <text:p text:style-name="Standard">Ferner die summe der bedeckung </text:p>
      <text:p text:style-name="Standard"/>
      <text:p text:style-name="Standard">Basistabelle mit arten die vorkommen pro Substarte fertig!</text:p>
      <text:p text:style-name="Standard"/>
      <text:p text:style-name="Standard">Nur wenige arte kommen ausshcließlich auf einem Substrat vor</text:p>
      <text:p text:style-name="Standard"/>
      <text:p text:style-name="Standard"><text:soft-page-break/>terrestrische Moose: alles was nicht als Epi vorkommt</text:p>
      <text:p text:style-name="Standard">epypytische Moose: alles was nicht auf dem Boeden vorkommt</text:p>
      <text:p text:style-name="Standard"/>
      <text:p text:style-name="Standard">zeigt bereits das DW ein Übergang ist!</text:p>
      <text:p text:style-name="Standard">Aber hier die Logic nochmal prüfen.</text:p>
      <text:p text:style-name="Standard"/>
      <text:p text:style-name="Standard">Evt abbiung der tabelle mit farbmarkierungen? Siehe „bearbeitet“ datei</text:p>
      <text:p text:style-name="Standard"/>
      <text:p text:style-name="P2">2.3.3 MVS Approach</text:p>
      <text:p text:style-name="Standard"/>
      <text:p text:style-name="Standard">- Durchführung Clusteranalyse und Ordination</text:p>
      <text:p text:style-name="Standard">- Verfahren HC, Dca, NMDS beschrieben</text:p>
      <text:p text:style-name="Standard">- Als „Wegweiser“ und entwicjung weiterer Vorgehen</text:p>
      <text:p text:style-name="Standard"/>
      <text:p text:style-name="P2">2.3.4 Privot tabellen händisch soetieren (wie nennt man das?)</text:p>
      <text:p text:style-name="Standard"/>
      <text:p text:style-name="Standard">- Vorgehen ? Wie machen wir das, warum?</text:p>
      <text:p text:style-name="Standard"/>
      <text:p text:style-name="P2">2.3.5 Korrelationsverfahren</text:p>
      <text:p text:style-name="Standard">- gegen umweltparameter</text:p>
      <text:p text:style-name="Standard">- Hypothese epipyten</text:p>
      <text:p text:style-name="P4">für epi ist der datensatz nicht gut aufbreitet. Zeigt keine gesamt bedekcung der arten oder richness.</text:p>
      <text:p text:style-name="P4">Ggf noch neu preprocessen</text:p>
      <text:p text:style-name="Standard"/>
      <text:p text:style-name="P1">3. Ergebnisse</text:p>
      <text:p text:style-name="Standard">- kurz und knapp, mit guten abbildungen</text:p>
      <text:p text:style-name="P2"/>
      <text:p text:style-name="P2">3.1 Basisdaten zu Moosen in Caldern</text:p>
      <text:p text:style-name="Standard"/>
      <text:p text:style-name="Standard">For the Caldern Forest we found 32 different Moos-species in total within the soil,deadwood and eypthyt substartes (see fig.x). The soil and epipyt substrates contin 18 differnet species each and he deadwood substarte has the highest diversiy with 21 species. Most common Species within the mainplots is hypnum cupressiforme which is further the most common species by occurance on plots on deadwood (94%) and epipyt (100%). On soil the most common sopecies is polytrichum formosum (71%).</text:p>
      <text:p text:style-name="Standard"/>
      <text:p text:style-name="Standard"/>
      <text:p text:style-name="Standard"><draw:frame draw:style-name="fr1" draw:name="Objekt1" text:anchor-type="paragraph" svg:x="-1.991cm" svg:y="0.005cm" svg:width="20.981cm" svg:height="13.979cm" draw:z-index="0"><draw:object xlink:href="./Object 1" xlink:type="simple" xlink:show="embed" xlink:actuate="onLoad"/><draw:image xlink:href="./ObjectReplacements/Object 1" xlink:type="simple" xlink:show="embed" xlink:actuate="onLoad"/></draw:frame><text:soft-page-break/></text:p>
      <text:p text:style-name="Standard">Aufzählen der häufigsten arte pro Substrate</text:p>
      <text:p text:style-name="Standard"/>
      <text:p text:style-name="Standard"/>
      <text:p text:style-name="P2">3.2 Ordination und Clusteranalyse</text:p>
      <text:p text:style-name="Standard">- ausgewählte vergeliche, rest in anhang</text:p>
      <text:p text:style-name="Standard"/>
      <text:p text:style-name="P2">3.3 Ergbeniss Gradient erkennbar</text:p>
      <text:p text:style-name="P2"/>
      <text:p text:style-name="P2">3.4 Tabelle mit korrelationen</text:p>
      <text:p text:style-name="P2"/>
      <text:p text:style-name="P1">4. Diskussion (Interpreattion der ergebisse)</text:p>
      <text:p text:style-name="Standard"/>
      <text:p text:style-name="Standard">- Kritik an Vergelihbarkeit der substrate wg untershciedlicher relativer fläche (soil vs DW)</text:p>
      <text:p text:style-name="Standard">- Begrüdnungen für Gradient anstatt erwarteter Waldtypen (wichtigstes ergebnisse hier zu diskutieren)</text:p>
      <text:p text:style-name="Standard"/>
      <text:p text:style-name="P1">5. Conclusion</text:p>
      <text:p text:style-name="Standard">- wiederholung hypthesen</text:p>
      <text:p text:style-name="Standard">- ergbeniss unserer untersuchung</text:p>
      <text:p text:style-name="Standard"/>
      <text:p text:style-name="Standard">6. Liter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12:51:12.06</meta:creation-date>
    <dc:date>2020-01-20T17:56:53.11</dc:date>
    <meta:editing-duration>PT11H51M21S</meta:editing-duration>
    <meta:editing-cycles>7</meta:editing-cycles>
    <meta:generator>OpenOffice/4.1.3$Win32 OpenOffice.org_project/413m1$Build-9783</meta:generator>
    <meta:document-statistic meta:table-count="1" meta:image-count="0" meta:object-count="1" meta:page-count="5" meta:paragraph-count="131" meta:word-count="1253" meta:character-count="80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97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4" style:family="table-cell" style:parent-style-name="Default" style:data-style-name="N2"/>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2">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2">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office:value-type="float" office:value="154.075">
            <text:p>154,075</text:p>
          </table:table-cell>
          <table:table-cell office:value-type="float" office:value="41.8">
            <text:p>41,8</text:p>
          </table:table-cell>
          <table:table-cell office:value-type="float" office:value="327.6">
            <text:p>327,6</text:p>
          </table:table-cell>
          <table:table-cell office:value-type="float" office:value="21.5">
            <text:p>21,5</text:p>
          </table:table-cell>
        </table:table-row>
        <table:table-row table:style-name="ro2">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2">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2">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2">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2">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2">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2">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2">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37.5">
            <text:p>37,5</text:p>
          </table:table-cell>
          <table:table-cell table:number-columns-repeated="2" office:value-type="string">
            <text:p>NA</text:p>
          </table:table-cell>
        </table:table-row>
        <table:table-row table:style-name="ro2">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office:value-type="float" office:value="460.366428571429">
            <text:p>460,3664285714</text:p>
          </table:table-cell>
          <table:table-cell office:value-type="float" office:value="0.7">
            <text:p>0,7</text:p>
          </table:table-cell>
          <table:table-cell office:value-type="float" office:value="978.5">
            <text:p>978,5</text:p>
          </table:table-cell>
          <table:table-cell office:value-type="float" office:value="410.983333333333">
            <text:p>410,9833333333</text:p>
          </table:table-cell>
        </table:table-row>
        <table:table-row table:style-name="ro2">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2">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2">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2">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2">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2">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2">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2">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2">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2">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2">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2">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2">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office:value-type="float" office:value="32.6">
            <text:p>32,6</text:p>
          </table:table-cell>
          <table:table-cell office:value-type="float" office:value="62.6">
            <text:p>62,6</text:p>
          </table:table-cell>
          <table:table-cell office:value-type="string">
            <text:p>NA</text:p>
          </table:table-cell>
        </table:table-row>
        <table:table-row table:style-name="ro2">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office:value-type="float" office:value="35.5">
            <text:p>35,5</text:p>
          </table:table-cell>
          <table:table-cell office:value-type="float" office:value="0.1">
            <text:p>0,1</text:p>
          </table:table-cell>
          <table:table-cell office:value-type="string">
            <text:p>NA</text:p>
          </table:table-cell>
        </table:table-row>
        <table:table-row table:style-name="ro2">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2">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3">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3" table:number-rows-repeated="1048541">
          <table:table-cell table:number-columns-repeated="13"/>
        </table:table-row>
        <table:table-row table:style-name="ro3">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11.01.2020</text:date>, <text:time>22:29:04</text:time></text:p>
        </style:region-right>
      </style:header>
      <style:header-left style:display="false"/>
      <style:footer>
        <text:p>Seite <text:page-number>1</text:page-number> / <text:page-count>99</text:page-count></text:p>
      </style:footer>
      <style:footer-left style:display="false"/>
    </style:master-page>
  </office:master-styles>
</office:document-styles>
</file>